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f18" officeooo:paragraph-rsid="000f2f18"/>
    </style:style>
    <style:style style:name="P2" style:family="paragraph" style:parent-style-name="Standard">
      <style:text-properties officeooo:rsid="001076c4" officeooo:paragraph-rsid="001076c4"/>
    </style:style>
    <style:style style:name="P3" style:family="paragraph" style:parent-style-name="Standard" style:list-style-name="L2">
      <style:text-properties officeooo:rsid="000f2f18" officeooo:paragraph-rsid="000f2f18"/>
    </style:style>
    <style:style style:name="P4" style:family="paragraph" style:parent-style-name="Standard" style:list-style-name="L3">
      <style:text-properties officeooo:rsid="000f2f18" officeooo:paragraph-rsid="000f2f18"/>
    </style:style>
    <style:style style:name="P5" style:family="paragraph" style:parent-style-name="Standard">
      <style:text-properties officeooo:rsid="000f2f18" officeooo:paragraph-rsid="000f2f18"/>
    </style:style>
    <style:style style:name="P6" style:family="paragraph" style:parent-style-name="Standard" style:list-style-name="L3">
      <style:text-properties officeooo:rsid="001076c4" officeooo:paragraph-rsid="001076c4"/>
    </style:style>
    <style:style style:name="P7" style:family="paragraph" style:parent-style-name="Standard" style:list-style-name="L4">
      <style:text-properties officeooo:rsid="001076c4" officeooo:paragraph-rsid="001076c4"/>
    </style:style>
    <style:style style:name="P8" style:family="paragraph" style:parent-style-name="Standard">
      <style:text-properties officeooo:rsid="0015ab6e" officeooo:paragraph-rsid="0015ab6e"/>
    </style:style>
    <style:style style:name="P9" style:family="paragraph" style:parent-style-name="Standard" style:list-style-name="L5">
      <style:text-properties officeooo:rsid="0015ab6e" officeooo:paragraph-rsid="0015ab6e"/>
    </style:style>
    <style:style style:name="P10" style:family="paragraph" style:parent-style-name="Standard" style:list-style-name="L5">
      <style:text-properties officeooo:paragraph-rsid="0015ab6e"/>
    </style:style>
    <style:style style:name="T1" style:family="text">
      <style:text-properties officeooo:rsid="0015ab6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rinnell</text:p>
      <text:list xml:id="list3000950230773717323" text:style-name="L5">
        <text:list-item>
          <text:p text:style-name="P9">What group founded Grinnell</text:p>
          <text:list>
            <text:list-item>
              <text:p text:style-name="P9">descendants of English Puritans</text:p>
            </text:list-item>
          </text:list>
        </text:list-item>
        <text:list-item>
          <text:p text:style-name="P9">Name one of the men who founded Grinnell</text:p>
          <text:list>
            <text:list-item>
              <text:p text:style-name="P10"><text:a xlink:type="simple" xlink:href="https://en.wikipedia.org/wiki/Josiah_Bushnell_Grinnell" text:style-name="Internet_20_link" text:visited-style-name="Visited_20_Internet_20_Link"><text:span text:style-name="T1">Josiah B. Grinnell</text:span></text:a><text:span text:style-name="T1">, </text:span>Homer Hamlin, Henry Hamilton, Dr. Thomas Holyoke</text:p>
            </text:list-item>
          </text:list>
        </text:list-item>
        <text:list-item>
          <text:p text:style-name="P9">What trail was Grinnell a stop on?</text:p>
          <text:list>
            <text:list-item>
              <text:p text:style-name="P9">Mormon Trail, and Underground Railroad</text:p>
            </text:list-item>
          </text:list>
        </text:list-item>
        <text:list-item>
          <text:p text:style-name="P9">When was Grinnell College established?</text:p>
          <text:list>
            <text:list-item>
              <text:p text:style-name="P9">1846</text:p>
            </text:list-item>
          </text:list>
        </text:list-item>
        <text:list-item>
          <text:p text:style-name="P9">What destroyed most of the downtown area in the 19<text:span text:style-name="T2">th</text:span> century?</text:p>
          <text:list>
            <text:list-item>
              <text:p text:style-name="P9">Tornado or Fire</text:p>
            </text:list-item>
          </text:list>
        </text:list-item>
      </text:list>
      <text:p text:style-name="P1"/>
      <text:p text:style-name="P1">Chiang Kai-shek</text:p>
      <text:list xml:id="list7738794720373469687" text:style-name="L2">
        <text:list-item>
          <text:p text:style-name="P3">What country was he the leader of?</text:p>
          <text:list>
            <text:list-item>
              <text:p text:style-name="P3">Republic of China</text:p>
            </text:list-item>
          </text:list>
        </text:list-item>
        <text:list-item>
          <text:p text:style-name="P3">Which party was he a part of?</text:p>
          <text:list>
            <text:list-item>
              <text:p text:style-name="P3">KMT/Chinese Nationalist Party</text:p>
            </text:list-item>
          </text:list>
        </text:list-item>
        <text:list-item>
          <text:p text:style-name="P3">What was he known for?</text:p>
          <text:list>
            <text:list-item>
              <text:p text:style-name="P3">Politician and military leader</text:p>
            </text:list-item>
          </text:list>
        </text:list-item>
        <text:list-item>
          <text:p text:style-name="P3">What did he do to suppress the Chinese Communist Party</text:p>
          <text:list>
            <text:list-item>
              <text:p text:style-name="P3">1927 Shanghai Massacre</text:p>
            </text:list-item>
          </text:list>
        </text:list-item>
        <text:list-item>
          <text:p text:style-name="P3">What expedition did he lead?</text:p>
          <text:list>
            <text:list-item>
              <text:p text:style-name="P3">Northern Expedition</text:p>
            </text:list-item>
          </text:list>
        </text:list-item>
      </text:list>
      <text:p text:style-name="P1"/>
      <text:p text:style-name="P1">Chiang</text:p>
      <text:list xml:id="list8941666133315035642" text:style-name="L3">
        <text:list-item>
          <text:p text:style-name="P4">Where did he go study?</text:p>
          <text:list>
            <text:list-item>
              <text:p text:style-name="P4">Moscow</text:p>
            </text:list-item>
          </text:list>
        </text:list-item>
        <text:list-item>
          <text:p text:style-name="P4">What political party did he applied to become a part of?</text:p>
          <text:list>
            <text:list-item>
              <text:p text:style-name="P4">Communist party of the Soviet Union</text:p>
            </text:list-item>
          </text:list>
        </text:list-item>
        <text:list-item>
          <text:p text:style-name="P4">Was he a hostage or a guest of the soviet union?</text:p>
          <text:list>
            <text:list-item>
              <text:p text:style-name="P4">Hostage</text:p>
            </text:list-item>
          </text:list>
        </text:list-item>
        <text:list-item>
          <text:p text:style-name="P6">What type of factory did he work at?</text:p>
          <text:list>
            <text:list-item>
              <text:p text:style-name="P6">Steel</text:p>
            </text:list-item>
          </text:list>
        </text:list-item>
        <text:list-item>
          <text:p text:style-name="P6">What was his russian first name?</text:p>
          <text:list>
            <text:list-item>
              <text:p text:style-name="P6">Nikolai</text:p>
            </text:list-item>
          </text:list>
        </text:list-item>
      </text:list>
      <text:p text:style-name="P2"/>
      <text:p text:style-name="P2">Alfonso</text:p>
      <text:list xml:id="list6432832130108100002" text:style-name="L4">
        <text:list-item>
          <text:p text:style-name="P7">What areas was this person in?</text:p>
          <text:list>
            <text:list-item>
              <text:p text:style-name="P7">Castile, Portugal, Granada, Iberian Peninsula, Gibraltar</text:p>
            </text:list-item>
          </text:list>
        </text:list-item>
        <text:list-item>
          <text:p text:style-name="P7">What did he do shortly after gaining power?</text:p>
          <text:list>
            <text:list-item>
              <text:p text:style-name="P7">Strengthen royal power by dividing his enemies</text:p>
            </text:list-item>
          </text:list>
        </text:list-item>
        <text:list-item>
          <text:p text:style-name="P7">What was the first name of his father?</text:p>
          <text:list>
            <text:list-item>
              <text:p text:style-name="P7">Ferdinand</text:p>
            </text:list-item>
          </text:list>
        </text:list-item>
        <text:list-item>
          <text:p text:style-name="P7">What was his nickname among other Castilian Kings?</text:p>
          <text:list>
            <text:list-item>
              <text:p text:style-name="P7">Avenger of the Implacable</text:p>
            </text:list-item>
          </text:list>
        </text:list-item>
        <text:list-item>
          <text:p text:style-name="P7">To where did he extend the limits of his kingdom?</text:p>
          <text:list>
            <text:list-item>
              <text:p text:style-name="P7">Strait of Gibralta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7:52:53.995478949</meta:creation-date>
    <dc:date>2019-02-05T18:25:36.256182821</dc:date>
    <meta:editing-duration>PT5M2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44" meta:word-count="264" meta:character-count="1335" meta:non-whitespace-character-count="1155"/>
  </office:meta>
</office:document-meta>
</file>